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t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Funcionalidad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usuário com todos os campos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usuário com todos os campos obrigatóri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Incluir usuário sem os campos obrigatórios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lterar usuário com todos os campos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lterar usuário com todos os campos obrigatórios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lterar usuário sem os campos obrigatóri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esquisar usuário pelo nome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Excluir usuário. 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a paginação está correta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3:55:14.978000000</meta:creation-date>
    <dc:date>2023-05-29T14:09:24.541000000</dc:date>
    <meta:editing-duration>PT14M8S</meta:editing-duration>
    <meta:editing-cycles>4</meta:editing-cycles>
    <meta:generator>LibreOffice/7.5.2.2$Windows_X86_64 LibreOffice_project/53bb9681a964705cf672590721dbc85eb4d0c3a2</meta:generator>
    <meta:document-statistic meta:table-count="1" meta:cell-count="20" meta:object-count="0"/>
  </office:meta>
</office:document-meta>
</file>